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" draw:fill="solid" draw:fill-color="#eeeee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104cm" fo:min-width="0.844cm"/>
    </style:style>
    <style:style style:name="gr5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94cm" fo:min-width="1.374cm"/>
    </style:style>
    <style:style style:name="gr6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551cm"/>
    </style:style>
    <style:style style:name="gr7" style:family="graphic" style:parent-style-name="standard">
      <style:graphic-properties svg:stroke-width="0.1cm" svg:stroke-color="#000000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marker-end="" draw:fill="solid" draw:fill-color="#ffffff" draw:textarea-vertical-align="middle"/>
    </style:style>
    <style:style style:name="gr9" style:family="graphic" style:parent-style-name="standard">
      <style:graphic-properties draw:stroke="dash" draw:stroke-dash="Fine_20_Dashed" svg:stroke-color="#000000" draw:marker-end="" draw:fill="solid" draw:fill-color="#ffffff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3.1cm"/>
    </style:style>
    <style:style style:name="gr11" style:family="graphic" style:parent-style-name="standard">
      <style:graphic-properties svg:stroke-color="#000000" draw:marker-end="" draw:fill="solid" draw:fill-color="#eeeeee" draw:opacity="50%" draw:textarea-horizontal-align="justify" draw:textarea-vertical-align="middle" draw:auto-grow-height="false" fo:min-height="1.33cm" fo:min-width="5.18cm" draw:shadow-opacity="50%"/>
    </style:style>
    <style:style style:name="gr12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2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2pt" style:text-underline-style="dotted" style:text-underline-width="auto" style:text-underline-color="font-color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dotte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5.85cm" svg:height="8.2cm" svg:x="1.2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7cm" svg:height="1.55cm" svg:x="8.5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5cm" svg:height="1.25cm" svg:x="14.05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5.85cm" svg:height="7.25cm" svg:x="13.75cm" svg:y="20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5.85cm" svg:height="1.75cm" svg:x="1.35cm" svg:y="15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5.85cm" svg:height="2.45cm" svg:x="1.5cm" svg:y="2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2.6cm" svg:height="1.15cm" svg:x="8.05cm" svg:y="8.8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0.95cm" svg:x="1.4cm" svg:y="3.25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85cm" svg:height="1.65cm" svg:x="9.4cm" svg:y="6.25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2cm" svg:height="0.7cm" svg:x="4.55cm" svg:y="8.4cm">
          <text:p text:style-name="P1"><text:span text:style-name="T3">he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cm" svg:height="0.694cm" svg:x="1.75cm" svg:y="8.55cm">
          <text:p text:style-name="P1"><text:span text:style-name="T3">sp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0.948cm" svg:x="4.15cm" svg:y="7.002cm">
          <text:p text:style-name="P1"><text:span text:style-name="T3">biograp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0.95cm" svg:x="1.5cm" svg:y="7.05cm">
          <text:p text:style-name="P1"><text:span text:style-name="T3">birth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3cm" svg:height="0.75cm" svg:x="2.1cm" svg:y="9.8cm">
          <text:p text:style-name="P1"><text:span text:style-name="T3">dea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0.95cm" svg:x="1.3cm" svg:y="4.45cm">
          <text:p text:style-name="P1"><text:span text:style-name="T3">bir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0.95cm" svg:x="4cm" svg:y="3.3cm">
          <text:p text:style-name="P1"><text:span text:style-name="T3">quo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0.95cm" svg:x="4.102cm" svg:y="5.802cm">
          <text:p text:style-name="P1"><text:span text:style-name="T3">triv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0.95cm" svg:x="4.05cm" svg:y="4.5cm">
          <text:p text:style-name="P1"><text:span text:style-name="T3">gend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0.95cm" svg:x="1.35cm" svg:y="5.85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65cm" svg:height="1.2cm" svg:x="8.95cm" svg:y="3.6cm">
          <text:p text:style-name="P1"><text:span text:style-name="T1">Alternativ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3.6cm" svg:height="1.2cm" svg:x="15.9cm" svg:y="7.75cm">
          <text:p text:style-name="P1"><text:span text:style-name="T1">AlternativeTit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2" draw:id="id2" draw:layer="layout" svg:width="3.6cm" svg:height="1.2cm" svg:x="4.7cm" svg:y="13.05cm">
          <text:p text:style-name="P1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6cm" svg:height="1.2cm" svg:x="14.55cm" svg:y="16.3cm">
          <text:p text:style-name="P1"><text:span text:style-name="T1">Produ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6cm" svg:height="1.2cm" svg:x="6.55cm" svg:y="22.5cm"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85cm" svg:height="1.65cm" svg:x="10.65cm" svg:y="12.15cm">
          <text:p text:style-name="P1"><text:span text:style-name="T1">Ca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.7cm" svg:height="0.75cm" svg:x="14.8cm" svg:y="21.2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2cm" svg:height="0.95cm" svg:x="16.3cm" svg:y="22.3cm">
          <text:p text:style-name="P1"><text:span text:style-name="T3">production_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1cm" svg:height="0.75cm" svg:x="16.9cm" svg:y="21.2cm">
          <text:p text:style-name="P1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0.95cm" svg:x="13.9cm" svg:y="22.7cm">
          <text:p text:style-name="P1"><text:span text:style-name="T3">series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35cm" svg:height="0.95cm" svg:x="16.05cm" svg:y="23.4cm">
          <text:p text:style-name="P1"><text:span text:style-name="T3">season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55cm" svg:height="0.95cm" svg:x="15.65cm" svg:y="24.55cm">
          <text:p text:style-name="P1"><text:span text:style-name="T3">episode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15cm" svg:height="0.95cm" svg:x="16.35cm" svg:y="26.8cm">
          <text:p text:style-name="P1"><text:span text:style-name="T3">series_yea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75cm" svg:height="0.75cm" svg:x="14.3cm" svg:y="5.35cm">
          <text:p text:style-name="P5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8cm" svg:height="0.95cm" svg:x="13.85cm" svg:y="24.6cm">
          <text:p text:style-name="P1"><text:span text:style-name="T3">gen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0.95cm" svg:x="16.55cm" svg:y="25.65cm">
          <text:p text:style-name="P1"><text:span text:style-name="T3">k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0.7cm" svg:x="16.2cm" svg:y="5.45cm">
          <text:p text:style-name="P1"><text:span text:style-name="T3">p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5cm" svg:height="0.95cm" svg:x="1.6cm" svg:y="15.6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5cm" svg:height="0.95cm" svg:x="4.45cm" svg:y="15.65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6" draw:id="id16" draw:layer="layout" svg:width="1.9cm" svg:height="0.5cm" svg:x="10.45cm" svg:y="21.6cm">
          <text:p text:style-name="P1"><text:span text:style-name="T3">typ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2.65cm" svg:height="1.05cm" svg:x="4.5cm" svg:y="25.7cm">
          <text:p text:style-name="P1"><text:span text:style-name="T3">country_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1cm" svg:height="0.75cm" svg:x="2.05cm" svg:y="26.8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01cm" svg:height="0.699cm" svg:x="2cm" svg:y="25.9cm">
          <text:p text:style-name="P1"><text:span text:style-name="T3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899cm" svg:height="0.95cm" svg:x="4.25cm" svg:y="26.95cm">
          <text:p text:style-name="P1"><text:span text:style-name="T3">company_typ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curve" svg:x1="10.65cm" svg:y1="12.975cm" svg:x2="6.5cm" svg:y2="13.05cm" draw:start-shape="id1" draw:start-glue-point="5" draw:end-shape="id2" draw:end-glue-point="0" svg:d="M10650 12975c-1762 0-1468-213-2065-382s-2085-294-2085 457" svg:viewBox="0 0 4151 586">
          <text:p/>
        </draw:connector>
        <draw:custom-shape draw:style-name="gr3" draw:text-style-name="P4" xml:id="id9" draw:id="id9" draw:layer="layout" svg:width="1.85cm" svg:height="1.65cm" svg:x="16.85cm" svg:y="12.15cm">
          <text:p text:style-name="P1"><text:span text:style-name="T3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draw:type="curve" svg:x1="10.325cm" svg:y1="7.9cm" svg:x2="9.35cm" svg:y2="8.8cm" draw:start-shape="id3" draw:start-glue-point="6" draw:end-shape="id4" draw:end-glue-point="0" svg:d="M10325 7900c0 676-975 227-975 900" svg:viewBox="0 0 976 901">
          <text:p/>
        </draw:connector>
        <draw:connector draw:style-name="gr8" draw:text-style-name="P1" draw:layer="layout" draw:type="curve" svg:x1="8.95cm" svg:y1="4.2cm" svg:x2="11.25cm" svg:y2="7.075cm" draw:start-shape="id5" draw:start-glue-point="3" draw:end-shape="id3" draw:end-glue-point="7" svg:d="M8950 4200c-751 0-501 1325 1150 1325 1652 0 1903 1550 1150 1550" svg:viewBox="0 0 3110 2876">
          <text:p/>
        </draw:connector>
        <draw:connector draw:style-name="gr7" draw:text-style-name="P1" draw:layer="layout" draw:type="curve" svg:x1="11.575cm" svg:y1="12.15cm" svg:x2="9.35cm" svg:y2="9.95cm" draw:start-shape="id1" draw:start-glue-point="4" draw:end-shape="id4" draw:end-glue-point="2" svg:d="M11575 12150c0-1650-2225-550-2225-2200" svg:viewBox="0 0 2226 2201">
          <text:p/>
        </draw:connector>
        <draw:connector draw:style-name="gr7" draw:text-style-name="P1" draw:layer="layout" draw:type="curve" svg:x1="12.5cm" svg:y1="12.975cm" svg:x2="14.55cm" svg:y2="16.9cm" draw:start-shape="id1" draw:start-glue-point="7" draw:end-shape="id6" draw:end-glue-point="3" svg:d="M12500 12975c1539 0 514 3925 2050 3925" svg:viewBox="0 0 2051 3926">
          <text:p/>
        </draw:connector>
        <draw:connector draw:style-name="gr7" draw:text-style-name="P1" draw:layer="layout" draw:type="curve" svg:x1="10.85cm" svg:y1="19.375cm" svg:x2="8.35cm" svg:y2="22.5cm" draw:start-shape="id7" draw:start-glue-point="5" draw:end-shape="id8" draw:end-glue-point="0" svg:d="M10850 19375c-1667 0-2500 1041-2500 3125" svg:viewBox="0 0 2501 3126">
          <text:p/>
        </draw:connector>
        <draw:connector draw:style-name="gr7" draw:text-style-name="P1" draw:layer="layout" draw:type="curve" svg:x1="16.35cm" svg:y1="17.5cm" svg:x2="13.55cm" svg:y2="19.375cm" draw:start-shape="id6" draw:start-glue-point="2" draw:end-shape="id7" draw:end-glue-point="7" svg:d="M16350 17500c0 1250-933 1875-2800 1875" svg:viewBox="0 0 2801 1876">
          <text:p/>
        </draw:connector>
        <draw:connector draw:style-name="gr8" draw:text-style-name="P1" draw:layer="layout" draw:type="curve" svg:x1="18.7cm" svg:y1="12.975cm" svg:x2="17.7cm" svg:y2="8.95cm" draw:start-shape="id9" draw:start-glue-point="7" draw:end-shape="id10" draw:end-glue-point="2" svg:d="M18700 12975c753 0 628-1213 190-1619s-1190-6-1190-2406" svg:viewBox="0 0 1543 4026">
          <text:p/>
        </draw:connector>
        <draw:custom-shape draw:style-name="gr3" draw:text-style-name="P4" draw:layer="layout" svg:width="1.499cm" svg:height="0.701cm" svg:x="17.951cm" svg:y="5.35cm">
          <text:p text:style-name="P1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6.85cm" svg:y1="12.975cm" svg:x2="16.35cm" svg:y2="16.3cm" draw:start-shape="id9" draw:start-glue-point="5" draw:end-shape="id6" draw:end-glue-point="0" svg:d="M16850 12975c-751 0-626 1038-563 1401s63 51 63 1924" svg:viewBox="0 0 613 3326">
          <text:p/>
        </draw:connector>
        <draw:custom-shape draw:style-name="gr3" draw:text-style-name="P6" draw:layer="layout" svg:width="1.75cm" svg:height="0.75cm" svg:x="8.75cm" svg:y="1.301cm">
          <text:p text:style-name="P5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6cm" svg:height="0.7cm" svg:x="10.75cm" svg:y="1.301cm">
          <text:p text:style-name="P1"><text:span text:style-name="T3">p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499cm" svg:height="0.701cm" svg:x="12.601cm" svg:y="1.401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2.7cm" svg:height="2.15cm" svg:x="10.85cm" svg:y="18.3cm">
          <text:p text:style-name="P1"><text:span text:style-name="T1">Particip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draw:type="curve" svg:x1="4.275cm" svg:y1="15.25cm" svg:x2="6.5cm" svg:y2="14.25cm" draw:start-shape="id11" draw:start-glue-point="0" draw:end-shape="id2" draw:end-glue-point="2" svg:d="M4275 15250c0-750 2225-250 2225-1000" svg:viewBox="0 0 2226 1001">
          <text:p/>
        </draw:connector>
        <draw:connector draw:style-name="gr9" draw:text-style-name="P1" draw:layer="layout" draw:type="curve" svg:x1="11.4cm" svg:y1="2.55cm" svg:x2="10.775cm" svg:y2="3.6cm" draw:start-shape="id12" draw:start-glue-point="2" draw:end-shape="id5" draw:end-glue-point="0" svg:d="M11400 2550c0 789-625 264-625 1050" svg:viewBox="0 0 626 1051">
          <text:p/>
        </draw:connector>
        <draw:connector draw:style-name="gr9" draw:text-style-name="P1" draw:layer="layout" draw:type="curve" svg:x1="8.05cm" svg:y1="9.375cm" svg:x2="7.05cm" svg:y2="7cm" draw:start-shape="id4" draw:start-glue-point="3" draw:end-shape="id13" draw:end-glue-point="1" svg:d="M8050 9375c-748 0-249-2375-1000-2375" svg:viewBox="0 0 1001 2376">
          <text:p/>
        </draw:connector>
        <draw:connector draw:style-name="gr9" draw:text-style-name="P1" draw:layer="layout" draw:type="curve" svg:x1="16.975cm" svg:y1="6.35cm" svg:x2="17.7cm" svg:y2="7.75cm" draw:start-shape="id14" draw:start-glue-point="2" draw:end-shape="id10" draw:end-glue-point="0" svg:d="M16975 6350c0 1051 725 352 725 1400" svg:viewBox="0 0 726 1401">
          <text:p/>
        </draw:connector>
        <draw:connector draw:style-name="gr9" draw:text-style-name="P1" draw:layer="layout" draw:type="curve" svg:x1="16.675cm" svg:y1="20.95cm" svg:x2="18.15cm" svg:y2="16.9cm" draw:start-shape="id15" draw:start-glue-point="0" draw:end-shape="id6" draw:end-glue-point="1" svg:d="M16675 20950c0-2587 988-2155 1545-2521s681-1529-70-1529" svg:viewBox="0 0 2002 4051">
          <text:p/>
        </draw:connector>
        <draw:connector draw:style-name="gr9" draw:text-style-name="P1" draw:layer="layout" draw:type="curve" svg:x1="12.2cm" svg:y1="20.45cm" svg:x2="11.4cm" svg:y2="21.6cm" draw:start-shape="id7" draw:start-glue-point="6" draw:end-shape="id16" draw:end-glue-point="4" svg:d="M12200 20450c0 864-800 289-800 1150" svg:viewBox="0 0 801 1151">
          <text:p/>
        </draw:connector>
        <draw:connector draw:style-name="gr9" draw:text-style-name="P1" draw:layer="layout" draw:type="curve" svg:x1="8.35cm" svg:y1="23.7cm" svg:x2="4.425cm" svg:y2="25.6cm" draw:start-shape="id8" draw:start-glue-point="2" draw:end-shape="id17" draw:end-glue-point="0" svg:d="M8350 23700c0 1425-3925 475-3925 1900" svg:viewBox="0 0 3926 1901">
          <text:p/>
        </draw:connector>
        <draw:custom-shape draw:style-name="gr10" draw:text-style-name="P2" xml:id="id18" draw:id="id18" draw:layer="layout" svg:width="3.6cm" svg:height="1.2cm" svg:x="8.6cm" svg:y="15.9cm">
          <text:p text:style-name="P1"><text:span text:style-name="T1">Rol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1.575cm" svg:y1="13.8cm" svg:x2="10.4cm" svg:y2="15.9cm" draw:start-shape="id1" draw:start-glue-point="6" draw:end-shape="id18" draw:end-glue-point="0" svg:d="M11575 13800c0 1576-1175 527-1175 2100" svg:viewBox="0 0 1176 2101">
          <text:p/>
        </draw:connector>
        <draw:custom-shape draw:style-name="gr11" draw:text-style-name="P1" xml:id="id19" draw:id="id19" draw:layer="layout" svg:width="5.85cm" svg:height="1.75cm" svg:x="2.7cm" svg:y="1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5cm" svg:height="0.95cm" svg:x="2.95cm" svg:y="18.1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2.5cm" svg:height="0.95cm" svg:x="5.8cm" svg:y="18.15cm">
          <text:p text:style-name="P1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8.55cm" svg:y1="18.625cm" svg:x2="10.4cm" svg:y2="17.1cm" draw:start-shape="id19" draw:start-glue-point="1" draw:end-shape="id18" draw:end-glue-point="2" svg:d="M8550 18625c1234 0 1850-508 1850-1525" svg:viewBox="0 0 1851 15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0:18:56.620476109</meta:creation-date>
    <dc:date>2015-03-18T16:26:35.062000000</dc:date>
    <meta:editing-duration>PT4H47M</meta:editing-duration>
    <meta:editing-cycles>6</meta:editing-cycles>
    <meta:generator>LibreOffice/4.3.5.2$Windows_x86 LibreOffice_project/3a87456aaa6a95c63eea1c1b3201acedf0751bd5</meta:generator>
    <meta:document-statistic meta:object-count="71"/>
  </office:meta>
</office:document-meta>
</file>